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Arrow" draw:marker-end="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7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per 58%" fo:font-size="12pt" style:font-size-asian="12pt" style:font-size-complex="12pt"/>
    </style:style>
    <style:style style:name="T3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14.9cm" svg:y="2.4cm">
          <text:p text:style-name="P1"><text:span text:style-name="T1">i</text:span><text:span text:style-name="T2">2</text:span><text:span text:style-name="T1">c </text:span></text:p>
          <text:p text:style-name="P1"><text:span text:style-name="T1">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8.4cm" svg:y="2.4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9cm" svg:y1="3.45cm" svg:x2="10.4cm" svg:y2="3.45cm" draw:start-shape="id1" draw:start-glue-point="6" draw:end-shape="id2" draw:end-glue-point="10" svg:d="M14900 3450h-4500" svg:viewBox="0 0 4501 1">
          <text:p/>
        </draw:connector>
        <draw:frame draw:style-name="gr3" draw:text-style-name="P3" draw:layer="layout" svg:width="3cm" svg:height="0.602cm" svg:x="11.6cm" svg:y="3.398cm">
          <draw:text-box>
            <text:p><text:span text:style-name="T3">i2c_master_i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4-04-28T08:52:56.242945828</dc:date>
    <dc:creator>David Lacey</dc:creator>
    <meta:editing-duration>PT1H30M26S</meta:editing-duration>
    <meta:editing-cycles>4</meta:editing-cycles>
    <meta:generator>LibreOffice/4.2.3.3$Linux_X86_64 LibreOffice_project/420m0$Build-3</meta:generator>
    <meta:document-statistic meta:object-count="4"/>
  </office:meta>
</office:document-meta>
</file>